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escera Sobre Ti </text:p>
      <text:p text:style-name="Standard"/>
      <text:p text:style-name="Standard"><text:s text:c="5"/>C <text:s text:c="7"/><text:tab/>G9 <text:s text:c="12"/>Am </text:p>
      <text:p text:style-name="Standard">Descerá sobre ti o Espírito Santo </text:p>
      <text:p text:style-name="Standard"><text:s text:c="7"/>F <text:s text:c="17"/><text:tab/> <text:s text:c="4"/>G<text:tab/> <text:s text:c="6"/>C <text:s text:c="2"/>G</text:p>
      <text:p text:style-name="Standard">E o poder do altíssimo te envolverá </text:p>
      <text:p text:style-name="Standard"><text:s text:c="4"/>Am </text:p>
      <text:p text:style-name="Standard">Tua alma viverá </text:p>
      <text:p text:style-name="Standard"><text:s text:c="6"/>Em </text:p>
      <text:p text:style-name="Standard">Teu espírito renovará </text:p>
      <text:p text:style-name="Standard"><text:s text:c="16"/>F <text:s text:c="13"/>G <text:s/><text:tab/>C <text:s/>C7 </text:p>
      <text:p text:style-name="Standard">E no teu corpo tudo novo se fará </text:p>
      <text:p text:style-name="Standard"/>
      <text:p text:style-name="Standard"/>
      <text:p text:style-name="Standard"/>
      <text:p text:style-name="Standard"><text:s text:c="3"/>Am </text:p>
      <text:p text:style-name="Standard">E chorarás</text:p>
      <text:p text:style-name="Standard"><text:s text:c="6"/>F <text:s text:c="3"/><text:tab/> <text:s text:c="4"/>Am <text:s text:c="5"/>G <text:s text:c="2"/></text:p>
      <text:p text:style-name="Standard">E saltarás de alegri--------ia </text:p>
      <text:p text:style-name="Standard"/>
      <text:p text:style-name="Standard">C <text:s text:c="11"/><text:tab/>F <text:s text:c="5"/><text:tab/> <text:s text:c="6"/>C <text:s text:c="2"/></text:p>
      <text:p text:style-name="Standard">Vem Espírito Santo me guiar </text:p>
      <text:p text:style-name="Standard">C <text:s text:c="10"/><text:tab/>F <text:s text:c="6"/><text:tab/> <text:s text:c="6"/>C <text:s text:c="2"/></text:p>
      <text:p text:style-name="Standard">Vem Espírito Santo restaurar </text:p>
      <text:p text:style-name="Standard">C <text:s text:c="4"/><text:tab/> <text:s text:c="11"/>F <text:s text:c="12"/>C </text:p>
      <text:p text:style-name="Standard">Vem Espírito Santo visitar </text:p>
      <text:p text:style-name="Standard"/>
      <text:p text:style-name="Standard">Am <text:s text:c="8"/>F <text:s text:c="9"/>Dm <text:s/>G <text:s text:c="8"/>C </text:p>
      <text:p text:style-name="Standard">Vento do Espírito, <text:s text:c="4"/>vento do Espírito </text:p>
      <text:p text:style-name="Standard"><text:s/>Am <text:s text:c="11"/>F </text:p>
      <text:p text:style-name="Standard">Sopra neste lugar </text:p>
      <text:p text:style-name="Standard"><text:s text:c="2"/>F <text:s text:c="7"/>G4 <text:s text:c="9"/>C </text:p>
      <text:p text:style-name="Standard">E enche os nossos coraçõe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Roboto1" style:font-family-complex="Robot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oboto1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1:46:55</meta:creation-date>
    <dc:date>2016-07-26T09:54:18.017427771</dc:date>
    <meta:editing-duration>PT50M54S</meta:editing-duration>
    <meta:editing-cycles>4</meta:editing-cycles>
    <meta:generator>LibreOffice/5.0.6.3$Linux_x86 LibreOffice_project/00m0$Build-3</meta:generator>
    <meta:document-statistic meta:table-count="0" meta:image-count="0" meta:object-count="0" meta:page-count="1" meta:paragraph-count="27" meta:word-count="100" meta:character-count="722" meta:non-whitespace-character-count="351"/>
  </office:meta>
</office:document-meta>
</file>